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3000002C3F573B79B90BD97B4.png" manifest:media-type="image/png"/>
  <manifest:file-entry manifest:full-path="Pictures/100017F10000635200006352B5CBB073C9748ED8.svg" manifest:media-type="image/svg+xml"/>
  <manifest:file-entry manifest:full-path="Pictures/10000201000002C3000002C3F85426C25DE33352.png" manifest:media-type="image/png"/>
  <manifest:file-entry manifest:full-path="Pictures/10001F940000635200006352FFD6FE9063035F3E.svg" manifest:media-type="image/svg+xml"/>
  <manifest:file-entry manifest:full-path="Pictures/10001E27000063520000635229808698EAC0618D.svg" manifest:media-type="image/svg+xml"/>
  <manifest:file-entry manifest:full-path="Pictures/10000201000002C3000002C38A95BDFEBC00811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el" svg:font-family="Abel" style:font-pitch="variable"/>
    <style:font-face style:name="Raleway Black" svg:font-family="'Raleway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91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Raleway Black" fo:font-size="50pt" style:font-size-asian="50pt" style:font-size-complex="50pt"/>
    </style:style>
    <style:style style:name="T2" style:family="text">
      <style:text-properties fo:color="#c8c8c8" style:font-name="Abel" fo:font-size="39.5pt" style:font-size-asian="39.5pt" style:font-size-complex="39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7.94cm" svg:height="6.167cm" svg:x="1.27cm" svg:y="3.277cm">
          <draw:text-box>
            <text:p text:style-name="P1"><text:span text:style-name="T1">Ten Conditions for Change</text:span></text:p>
            <text:p text:style-name="P1"><text:span text:style-name="T2">a framework for creating positive behaviors</text:span></text:p>
          </draw:text-box>
        </draw:frame>
        <draw:frame draw:style-name="gr2" draw:text-style-name="P3" draw:layer="layout" svg:width="6.35cm" svg:height="6.35cm" svg:x="12.065cm" svg:y="10.16cm">
          <draw:image xlink:href="Pictures/10001F940000635200006352FFD6FE9063035F3E.svg" xlink:type="simple" xlink:show="embed" xlink:actuate="onLoad">
            <text:p/>
          </draw:image>
          <draw:image xlink:href="Pictures/10000201000002C3000002C38A95BDFEBC008114.png" xlink:type="simple" xlink:show="embed" xlink:actuate="onLoad"/>
        </draw:frame>
        <draw:frame draw:style-name="gr2" draw:text-style-name="P3" draw:layer="layout" svg:width="6.35cm" svg:height="6.35cm" svg:x="20.32cm" svg:y="10.16cm">
          <draw:image xlink:href="Pictures/100017F10000635200006352B5CBB073C9748ED8.svg" xlink:type="simple" xlink:show="embed" xlink:actuate="onLoad">
            <text:p/>
          </draw:image>
          <draw:image xlink:href="Pictures/10000201000002C3000002C3F573B79B90BD97B4.png" xlink:type="simple" xlink:show="embed" xlink:actuate="onLoad"/>
        </draw:frame>
        <draw:frame draw:style-name="gr2" draw:text-style-name="P3" draw:layer="layout" svg:width="6.35cm" svg:height="6.35cm" svg:x="3.81cm" svg:y="10.16cm">
          <draw:image xlink:href="Pictures/10001E27000063520000635229808698EAC0618D.svg" xlink:type="simple" xlink:show="embed" xlink:actuate="onLoad">
            <text:p/>
          </draw:image>
          <draw:image xlink:href="Pictures/10000201000002C3000002C3F85426C25DE33352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el" svg:font-family="Abel" style:font-pitch="variable"/>
    <style:font-face style:name="Raleway Black" svg:font-family="'Raleway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6T10:49:51.344955882</meta:creation-date>
    <dc:date>2019-06-19T12:59:59.805252161</dc:date>
    <meta:editing-duration>PT11M13S</meta:editing-duration>
    <meta:editing-cycles>4</meta:editing-cycles>
    <meta:generator>LibreOffice/6.0.7.3$Linux_X86_64 LibreOffice_project/00m0$Build-3</meta:generator>
    <meta:document-statistic meta:object-count="4"/>
  </office:meta>
</office:document-meta>
</file>